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reate table emp(</text:p>
      <text:p text:style-name="Standard">eid varchar(5) primary key,</text:p>
      <text:p text:style-name="Standard">doj date,</text:p>
      <text:p text:style-name="Standard">ename varchar(20));</text:p>
      <text:p text:style-name="Standard"/>
      <text:p text:style-name="Standard"/>
      <text:p text:style-name="Standard">create table players(</text:p>
      <text:p text:style-name="Standard">pid varchar(5) primary key,</text:p>
      <text:p text:style-name="Standard">age integer,</text:p>
      <text:p text:style-name="Standard">name varchar(20));</text:p>
      <text:p text:style-name="Standard"/>
      <text:p text:style-name="Standard">create table season(</text:p>
      <text:p text:style-name="Standard">sid varchar(5) primary key,</text:p>
      <text:p text:style-name="Standard">year integer,</text:p>
      <text:p text:style-name="Standard">no_of_lg integer);</text:p>
      <text:p text:style-name="Standard"/>
      <text:p text:style-name="Standard"/>
      <text:p text:style-name="Standard">create table league(</text:p>
      <text:p text:style-name="Standard">lgid varchar(5) primary key,</text:p>
      <text:p text:style-name="Standard">lgname varchar(20),</text:p>
      <text:p text:style-name="Standard">sid varchar(5),</text:p>
      <text:p text:style-name="Standard">foreign key(sid) references season(sid));</text:p>
      <text:p text:style-name="Standard"/>
      <text:p text:style-name="Standard"/>
      <text:p text:style-name="Standard">create table team(</text:p>
      <text:p text:style-name="Standard">tid varchar(5) primary key,</text:p>
      <text:p text:style-name="Standard">jarcy varchar(10),</text:p>
      <text:p text:style-name="Standard">name varchar(20),</text:p>
      <text:p text:style-name="Standard">rg_no varchar(5),</text:p>
      <text:p text:style-name="Standard">lgid varchar(5),</text:p>
      <text:p text:style-name="Standard">trid varchar(5),</text:p>
      <text:p text:style-name="Standard">foreign key(lgid) references <text:s/>league(lgid));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10-22T14:21:42</meta:creation-date>
    <dc:date>2009-10-22T15:18:30</dc:date>
    <dc:language>en-US</dc:language>
    <meta:editing-cycles>14</meta:editing-cycles>
    <meta:editing-duration>PT56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93" meta:character-count="542"/>
  </office:meta>
</office:document-meta>
</file>